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222cm" table:align="left"/>
    </style:style>
    <style:style style:name="Tableau1.A" style:family="table-column">
      <style:table-column-properties style:column-width="4.433cm"/>
    </style:style>
    <style:style style:name="Tableau1.B" style:family="table-column">
      <style:table-column-properties style:column-width="2.057cm"/>
    </style:style>
    <style:style style:name="Tableau1.C" style:family="table-column">
      <style:table-column-properties style:column-width="6.733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hier des charges</text:h>
      <text:p text:style-name="Text_20_body"><text:span text:style-name="Strong_20_Emphasis">Projet :</text:span> Application web de gestion centralisée des actes d’état civil pour les mairies / préfectures du Tchad<text:line-break/><text:span text:style-name="Strong_20_Emphasis">Technologies :</text:span> HTML5, CSS3, JavaScript, Bootstrap (Frontend) – PHP (Laravel) (Backend) – MySQL (Base de données)<text:line-break/><text:span text:style-name="Strong_20_Emphasis">Version :</text:span> 1.0<text:line-break/><text:span text:style-name="Strong_20_Emphasis">Date :</text:span> 12 août 2025</text:p>
      <text:p text:style-name="Horizontal_20_Line"/>
      <text:h text:style-name="Heading_20_2" text:outline-level="2">1. Contexte et présentation du projet</text:h>
      <text:p text:style-name="Text_20_body">Les mairies et préfectures tchadiennes gèrent aujourd’hui un grand volume d’actes d’état civil (naissance, mariage, décès, reconnaissance, rectification, etc.).<text:line-break/>Ce projet vise à fournir une application web centralisée et sécurisée permettant :</text:p>
      <text:list text:style-name="L1">
        <text:list-item>
          <text:p text:style-name="P1">L’enregistrement, la consultation, la modification et l’archivage des actes d’état civil</text:p>
        </text:list-item>
        <text:list-item>
          <text:p text:style-name="P1">La recherche rapide et efficace</text:p>
        </text:list-item>
        <text:list-item>
          <text:p text:style-name="P1">La délivrance d’extraits et copies d’actes</text:p>
        </text:list-item>
        <text:list-item>
          <text:p text:style-name="P1">La traçabilité et l’audit des actions réalisées</text:p>
        </text:list-item>
        <text:list-item>
          <text:p text:style-name="P1">La génération de statistiques pour les services administratifs</text:p>
        </text:list-item>
      </text:list>
      <text:p text:style-name="Horizontal_20_Line"/>
      <text:h text:style-name="Heading_20_2" text:outline-level="2">2. Objectifs</text:h>
      <text:list text:style-name="L2">
        <text:list-item>
          <text:p text:style-name="P2">Digitaliser et centraliser la gestion des actes d’état civil</text:p>
        </text:list-item>
        <text:list-item>
          <text:p text:style-name="P2">Réduire les délais de délivrance d’extraits et attestations</text:p>
        </text:list-item>
        <text:list-item>
          <text:p text:style-name="P2">Garantir la fiabilité des données et prévenir la perte documentaire</text:p>
        </text:list-item>
        <text:list-item>
          <text:p text:style-name="P2">Offrir un tableau de bord d’administration clair et complet</text:p>
        </text:list-item>
        <text:list-item>
          <text:p text:style-name="P2">Assurer la sécurité et la confidentialité des données</text:p>
        </text:list-item>
      </text:list>
      <text:p text:style-name="Horizontal_20_Line"/>
      <text:h text:style-name="Heading_20_2" text:outline-level="2">3. Périmètre fonctionnel</text:h>
      <text:list text:style-name="L3">
        <text:list-item>
          <text:p text:style-name="P3">Gestion complète des actes : naissance, mariage, décès, etc. (CRUD)</text:p>
        </text:list-item>
        <text:list-item>
          <text:p text:style-name="P3">Archivage et gestion des documents associés</text:p>
        </text:list-item>
        <text:list-item>
          <text:p text:style-name="P3">Recherche avancée multicritères</text:p>
        </text:list-item>
        <text:list-item>
          <text:p text:style-name="P3">Génération et export PDF des extraits et certificats</text:p>
        </text:list-item>
        <text:list-item>
          <text:p text:style-name="P3">Gestion des utilisateurs avec rôles (admin, agent, consultant)</text:p>
        </text:list-item>
        <text:list-item>
          <text:p text:style-name="P3"><text:soft-page-break/>Tableau de bord d’administration et statistiques visuelles</text:p>
        </text:list-item>
        <text:list-item>
          <text:p text:style-name="P3">Import/export de données</text:p>
        </text:list-item>
        <text:list-item>
          <text:p text:style-name="P3">Audit et journalisation des actions</text:p>
        </text:list-item>
        <text:list-item>
          <text:p text:style-name="P3">Notifications par email</text:p>
        </text:list-item>
        <text:list-item>
          <text:p text:style-name="P3">Support multilingue (français par défaut)</text:p>
        </text:list-item>
        <text:list-item>
          <text:p text:style-name="P3">Accessibilité conforme aux normes</text:p>
        </text:list-item>
      </text:list>
      <text:p text:style-name="Horizontal_20_Line"/>
      <text:h text:style-name="Heading_20_2" text:outline-level="2">4. Exigences non-fonctionnelles</text:h>
      <text:list text:style-name="L4">
        <text:list-item>
          <text:p text:style-name="P4">Performance optimale : réponse en moins de 3 secondes</text:p>
        </text:list-item>
        <text:list-item>
          <text:p text:style-name="P4">Sécurité : HTTPS, mot de passe hashé (bcrypt ou argon2), protection contre injections et attaques XSS/CSRF</text:p>
        </text:list-item>
        <text:list-item>
          <text:p text:style-name="P4">Fiabilité : disponibilité 99% uptime</text:p>
        </text:list-item>
        <text:list-item>
          <text:p text:style-name="P4">Scalabilité et maintenabilité du code</text:p>
        </text:list-item>
        <text:list-item>
          <text:p text:style-name="P4">Portabilité et compatibilité multi-navigateurs</text:p>
        </text:list-item>
      </text:list>
      <text:p text:style-name="Horizontal_20_Line"/>
      <text:h text:style-name="Heading_20_2" text:outline-level="2">5. Architecture technique</text:h>
      <text:list text:style-name="L5">
        <text:list-item>
          <text:p text:style-name="P5">Frontend : HTML5 + CSS3 + Bootstrap + JavaScript (AJAX / Fetch API)</text:p>
        </text:list-item>
        <text:list-item>
          <text:p text:style-name="P5">Backend : Laravel 10+ avec API RESTful</text:p>
        </text:list-item>
        <text:list-item>
          <text:p text:style-name="P5">Authentification : Laravel Sanctum ou Passport</text:p>
        </text:list-item>
        <text:list-item>
          <text:p text:style-name="P5">Base de données : MySQL 8.x</text:p>
        </text:list-item>
        <text:list-item>
          <text:p text:style-name="P5">Stockage des fichiers : stockage local ou S3 (AWS)</text:p>
        </text:list-item>
        <text:list-item>
          <text:p text:style-name="P5">Environnement de développement : Docker</text:p>
        </text:list-item>
      </text:list>
      <text:p text:style-name="Horizontal_20_Line"/>
      <text:h text:style-name="Heading_20_2" text:outline-level="2">6. Modèle de données (extrait)</text:h>
      <text:list text:style-name="L6">
        <text:list-item>
          <text:p text:style-name="P6">Tables principales : users, roles, communes, actes, personnes, documents, demandes, logs, imports</text:p>
        </text:list-item>
      </text:list>
      <text:p text:style-name="Horizontal_20_Line"/>
      <text:h text:style-name="Heading_20_2" text:outline-level="2">7. Plan de livraison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Phase</text:p>
            </table:table-cell>
            <table:table-cell table:style-name="Tableau1.A1" office:value-type="string">
              <text:p text:style-name="Table_20_Heading">Duré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Analyse</text:p>
          </table:table-cell>
          <table:table-cell table:style-name="Tableau1.A1" office:value-type="string">
            <text:p text:style-name="Table_20_Contents">2 semaines</text:p>
          </table:table-cell>
          <table:table-cell table:style-name="Tableau1.A1" office:value-type="string">
            <text:p text:style-name="Table_20_Contents">Recueil des besoins, cadrage</text:p>
          </table:table-cell>
        </table:table-row>
        <table:table-row>
          <table:table-cell table:style-name="Tableau1.A1" office:value-type="string">
            <text:p text:style-name="Table_20_Contents">Conception</text:p>
          </table:table-cell>
          <table:table-cell table:style-name="Tableau1.A1" office:value-type="string">
            <text:p text:style-name="Table_20_Contents">1 semaine</text:p>
          </table:table-cell>
          <table:table-cell table:style-name="Tableau1.A1" office:value-type="string">
            <text:p text:style-name="Table_20_Contents">Architecture, MCD, schémas</text:p>
          </table:table-cell>
        </table:table-row>
        <text:soft-page-break/>
        <table:table-row>
          <table:table-cell table:style-name="Tableau1.A1" office:value-type="string">
            <text:p text:style-name="Table_20_Contents">Développement backend</text:p>
          </table:table-cell>
          <table:table-cell table:style-name="Tableau1.A1" office:value-type="string">
            <text:p text:style-name="Table_20_Contents">4 semaines</text:p>
          </table:table-cell>
          <table:table-cell table:style-name="Tableau1.A1" office:value-type="string">
            <text:p text:style-name="Table_20_Contents">API, sécurité, logique métier</text:p>
          </table:table-cell>
        </table:table-row>
        <table:table-row>
          <table:table-cell table:style-name="Tableau1.A1" office:value-type="string">
            <text:p text:style-name="Table_20_Contents">Développement frontend</text:p>
          </table:table-cell>
          <table:table-cell table:style-name="Tableau1.A1" office:value-type="string">
            <text:p text:style-name="Table_20_Contents">3 semaines</text:p>
          </table:table-cell>
          <table:table-cell table:style-name="Tableau1.A1" office:value-type="string">
            <text:p text:style-name="Table_20_Contents">UI, intégration, responsivité</text:p>
          </table:table-cell>
        </table:table-row>
        <table:table-row>
          <table:table-cell table:style-name="Tableau1.A1" office:value-type="string">
            <text:p text:style-name="Table_20_Contents">Import/Migration</text:p>
          </table:table-cell>
          <table:table-cell table:style-name="Tableau1.A1" office:value-type="string">
            <text:p text:style-name="Table_20_Contents">2 semaines</text:p>
          </table:table-cell>
          <table:table-cell table:style-name="Tableau1.A1" office:value-type="string">
            <text:p text:style-name="Table_20_Contents">Intégration des données existantes</text:p>
          </table:table-cell>
        </table:table-row>
        <table:table-row>
          <table:table-cell table:style-name="Tableau1.A1" office:value-type="string">
            <text:p text:style-name="Table_20_Contents">Tests</text:p>
          </table:table-cell>
          <table:table-cell table:style-name="Tableau1.A1" office:value-type="string">
            <text:p text:style-name="Table_20_Contents">2 semaines</text:p>
          </table:table-cell>
          <table:table-cell table:style-name="Tableau1.A1" office:value-type="string">
            <text:p text:style-name="Table_20_Contents">Tests unitaires, fonctionnels</text:p>
          </table:table-cell>
        </table:table-row>
        <table:table-row>
          <table:table-cell table:style-name="Tableau1.A1" office:value-type="string">
            <text:p text:style-name="Table_20_Contents">Pilote</text:p>
          </table:table-cell>
          <table:table-cell table:style-name="Tableau1.A1" office:value-type="string">
            <text:p text:style-name="Table_20_Contents">2 semaines</text:p>
          </table:table-cell>
          <table:table-cell table:style-name="Tableau1.A1" office:value-type="string">
            <text:p text:style-name="Table_20_Contents">Déploiement test en conditions réelles</text:p>
          </table:table-cell>
        </table:table-row>
        <table:table-row>
          <table:table-cell table:style-name="Tableau1.A1" office:value-type="string">
            <text:p text:style-name="Table_20_Contents">Déploiement global</text:p>
          </table:table-cell>
          <table:table-cell table:style-name="Tableau1.A1" office:value-type="string">
            <text:p text:style-name="Table_20_Contents">3 semaines</text:p>
          </table:table-cell>
          <table:table-cell table:style-name="Tableau1.A1" office:value-type="string">
            <text:p text:style-name="Table_20_Contents">Mise en production définitive</text:p>
          </table:table-cell>
        </table:table-row>
      </table:table>
      <text:p text:style-name="Horizontal_20_Line"/>
      <text:h text:style-name="Heading_20_2" text:outline-level="2">8. Tests et recette</text:h>
      <text:list text:style-name="L7">
        <text:list-item>
          <text:p text:style-name="P7">Tests unitaires backend et frontend</text:p>
        </text:list-item>
        <text:list-item>
          <text:p text:style-name="P7">Tests fonctionnels et de sécurité</text:p>
        </text:list-item>
        <text:list-item>
          <text:p text:style-name="P7">Validation utilisateurs</text:p>
        </text:list-item>
      </text:list>
      <text:p text:style-name="Horizontal_20_Line"/>
      <text:h text:style-name="Heading_20_2" text:outline-level="2">9. Déploiement et maintenance</text:h>
      <text:list text:style-name="L8">
        <text:list-item>
          <text:p text:style-name="P8">Mise en place d’un pipeline CI/CD</text:p>
        </text:list-item>
        <text:list-item>
          <text:p text:style-name="P8">Sauvegardes régulières des données</text:p>
        </text:list-item>
        <text:list-item>
          <text:p text:style-name="P8">Monitoring et alertes</text:p>
        </text:list-item>
      </text:list>
      <text:p text:style-name="Horizontal_20_Line"/>
      <text:h text:style-name="Heading_20_2" text:outline-level="2">10. Livrables</text:h>
      <text:list text:style-name="L9">
        <text:list-item>
          <text:p text:style-name="P9">Code source complet</text:p>
        </text:list-item>
        <text:list-item>
          <text:p text:style-name="P9">Documentation technique et utilisateur</text:p>
        </text:list-item>
        <text:list-item>
          <text:p text:style-name="P9">Schéma de base de données</text:p>
        </text:list-item>
        <text:list-item>
          <text:p text:style-name="P9">Guides d’installation et d’utilisation</text:p>
        </text:list-item>
      </text:list>
      <text:p text:style-name="Horizontal_20_Line"/>
      <text:h text:style-name="Heading_20_2" text:outline-level="2">11. Contraintes et risques</text:h>
      <text:list text:style-name="L10">
        <text:list-item>
          <text:p text:style-name="P10">Qualité et intégrité des données historiques</text:p>
        </text:list-item>
        <text:list-item>
          <text:p text:style-name="P10">Connectivité Internet variable</text:p>
        </text:list-item>
        <text:list-item>
          <text:p text:style-name="P10">Confidentialité et protection des données sensibles</text:p>
        </text:list-item>
      </text:list>
      <text:p text:style-name="Horizontal_20_Line"/>
      <text:h text:style-name="Heading_20_2" text:outline-level="2">12. Budget (à estimer)</text:h>
      <text:list text:style-name="L11">
        <text:list-item>
          <text:p text:style-name="P11">Ressources humaines</text:p>
        </text:list-item>
        <text:list-item>
          <text:p text:style-name="P11"><text:soft-page-break/>Hébergement et infrastructure</text:p>
        </text:list-item>
        <text:list-item>
          <text:p text:style-name="P11">Maintenance et support</text:p>
        </text:list-item>
      </text:list>
      <text:p text:style-name="Horizontal_20_Line"/>
      <text:h text:style-name="Heading_20_3" text:outline-level="3">Fin du document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18:29.079713090</meta:creation-date>
    <dc:date>2025-08-12T09:18:58.229911195</dc:date>
    <meta:editing-duration>PT31S</meta:editing-duration>
    <meta:editing-cycles>1</meta:editing-cycles>
    <meta:document-statistic meta:table-count="1" meta:image-count="0" meta:object-count="0" meta:page-count="4" meta:paragraph-count="92" meta:word-count="535" meta:character-count="3490" meta:non-whitespace-character-count="3094"/>
    <meta:generator>LibreOffice/24.2.7.2$Linux_X86_64 LibreOffice_project/420$Build-2</meta:generator>
  </office:meta>
</office:document-meta>
</file>